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5000000550563EC9F3CF3F281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9cebd" officeooo:paragraph-rsid="001a398f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9cebd" officeooo:paragraph-rsid="001a398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9cebd" officeooo:paragraph-rsid="001a398f" style:font-size-asian="8.75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RODUCTION TO JAVA</text:p>
      <text:p text:style-name="P1">LECTURE 1 : FLOWCHARTS</text:p>
      <text:p text:style-name="P1"/>
      <text:p text:style-name="P3">Find Product</text:p>
      <text:p text:style-name="Hanging_20_indent">You are given a single non-negative integer, N. You need to calculate and print N factorial (N!)</text:p>
      <text:p text:style-name="Hanging_20_indent">N factorial is defined as the product of all integers from 1 to N (both inclusive)</text:p>
      <text:p text:style-name="Hanging_20_indent">Draw a flowchart for this process</text:p>
      <text:p text:style-name="P3">Note : You don't need to submit the problem. Just attempt in your notebook and ask doubts if you need help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killforlife" xlink:href="Pictures/100000010000055000000550563EC9F3CF3F281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killforlife" draw:opacity="30%" draw:fill-image-width="15cm" draw:fill-image-height="15cm" style:repeat="no-repeat" draw:fill-image-ref-point-x="0%" draw:fill-image-ref-point-y="0%" draw:fill-image-ref-point="center" style:footnote-max-height="0cm" loext:margin-gutter="0cm">
        <style:background-image xlink:href="Pictures/100000010000055000000550563EC9F3CF3F2814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killforlife" draw:opacity="30%" draw:fill-image-width="15cm" draw:fill-image-height="15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14:15:06.413878967</meta:creation-date>
    <dc:title>Coding Ninjas Logo A4 Sheet</dc:title>
    <meta:editing-duration>PT50S</meta:editing-duration>
    <meta:editing-cycles>2</meta:editing-cycles>
    <meta:generator>LibreOffice/7.3.7.2$Linux_X86_64 LibreOffice_project/30$Build-2</meta:generator>
    <dc:date>2023-01-05T14:15:55.720275246</dc:date>
    <meta:document-statistic meta:table-count="0" meta:image-count="0" meta:object-count="0" meta:page-count="1" meta:paragraph-count="7" meta:word-count="69" meta:character-count="372" meta:non-whitespace-character-count="310"/>
    <meta:template xlink:type="simple" xlink:actuate="onRequest" xlink:title="Coding Ninjas Logo A4 Sheet" xlink:href="../../../../../../../../../Templates/Coding%20Ninjas%20Logo%20A4%20Sheet.ott" meta:date="2023-01-05T14:15:05.090310380"/>
  </office:meta>
</office:document-meta>
</file>